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Textbody" style:list-style-name="LFO2" style:family="paragraph">
      <style:paragraph-properties fo:margin-bottom="0in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Textbody" style:list-style-name="LFO3" style:family="paragraph">
      <style:paragraph-properties fo:margin-bottom="0in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Textbody" style:list-style-name="LFO4" style:family="paragraph"/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Textbody" style:list-style-name="LFO5" style:family="paragraph"/>
    <style:style style:name="P11" style:parent-style-name="Textbody" style:list-style-name="LFO5" style:family="paragraph"/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P15" style:parent-style-name="Textbody" style:list-style-name="LFO5" style:family="paragraph"/>
    <style:style style:name="P16" style:parent-style-name="Textbody" style:list-style-name="LFO5" style:family="paragraph"/>
  </office:automatic-styles>
  <office:body>
    <office:text text:use-soft-page-breaks="true">
      <text:p text:style-name="P1">Using V-rep with Matlab:</text:p>
      <text:list text:style-name="LFO1" text:continue-numbering="true">
        <text:list-item>
          <text:p text:style-name="P2">To use the remote API functionality in your Matlab program, you will need following 3 items in your working directory:</text:p>
        </text:list-item>
      </text:list>
      <text:list text:style-name="LFO2" text:continue-numbering="true">
        <text:list-item>
          <text:p text:style-name="P3">extApi.h [<text:bookmark-start text:name="__DdeLink__1_1368248438"/>inside directory ~<text:span text:style-name="T4">V-rep<text:s/></text:span><text:span text:style-name="T5">installation</text:span>/programming/remoteApi<text:s/><text:bookmark-end text:name="__DdeLink__1_1368248438"/>]</text:p>
        </text:list-item>
      </text:list>
      <text:list text:style-name="LFO3" text:continue-numbering="true">
        <text:list-item>
          <text:p text:style-name="P6">remApi.m [ inside directory ~<text:span text:style-name="T7">V-rep installation</text:span>/programming/Matlab ]</text:p>
        </text:list-item>
      </text:list>
      <text:list text:style-name="LFO4" text:continue-numbering="true">
        <text:list-item>
          <text:p text:style-name="P8">remoteApi.dll, remoteApi.dylib or remoteApi.so (depending on your target platform) [ inside directory <text:s/>~<text:span text:style-name="T9">V-rep installation</text:span>/programming/remoteApiSharedLib</text:p>
        </text:list-item>
      </text:list>
      <text:list text:style-name="LFO5" text:continue-numbering="true">
        <text:list-item>
          <text:p text:style-name="P10">Once you have above elements in Matlab's current folder, Create your .m file for the v-rep simulator. In the file call<text:s/><text:span text:style-name="Emphasis">vrep=remApi('remoteApi','extApi.h')<text:s/></text:span>to build the object and load the library. To enable the remote API on the client side (i.e. your<text:s/>application), call<text:s/><text:a xlink:href="http://www.coppeliarobotics.com/helpFiles/en/remoteApiFunctionsMatlab.htm#simxStart" office:target-frame-name="_top" xlink:show="replace"><text:span text:style-name="Emphasis">vrep.simxStart</text:span></text:a><text:span text:style-name="Emphasis">.</text:span></text:p>
        </text:list-item>
      </text:list>
      <text:p text:style-name="Textbody"><text:span text:style-name="Emphasis">(For an example: See the simpleTest.m program in the programming/Matlab directory )</text:span></text:p>
      <text:list text:style-name="LFO5" text:continue-numbering="true">
        <text:list-item>
          <text:p text:style-name="P11">To enable the server side, launch V-REP, then select an object in the scene hierarchy. (<text:span text:style-name="T12">for eg:</text:span><text:span text:style-name="T13"><text:s/>you may choose the default floo</text:span><text:span text:style-name="T14">r as object.)</text:span></text:p>
        </text:list-item>
        <text:list-item>
          <text:p text:style-name="P15">Then select [Menu bar --&gt;    Add --&gt;    Associated child script --&gt;    Nonthreaded]. A script icon appears next to the selected object. Double-click<text:s/>that icon to open the script editor.</text:p>
        </text:list-item>
        <text:list-item>
          <text:p text:style-name="P16">In the "if (simGetScriptExecutionCount()==0) then" section, add following line:<text:line-break/><text:bookmark-start text:name="__DdeLink__39_965542682"/>simExtRemoteApiStart(19999)<text:bookmark-end text:name="__DdeLink__39_965542682"/><text:line-break/>Then, every time you run the simulation, a remote API server service<text:line-break/>will be started by V-REP on port 19999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jinkya </meta:initial-creator>
    <dc:creator>jainajinkya92@gmail.com</dc:creator>
    <meta:creation-date>2013-05-31T17:18:00Z</meta:creation-date>
    <dc:date>2013-09-04T08:53:00Z</dc:date>
    <meta:template xlink:href="Normal" xlink:type="simple"/>
    <meta:editing-cycles>4</meta:editing-cycles>
    <meta:editing-duration>PT780S</meta:editing-duration>
    <meta:document-statistic meta:page-count="1" meta:paragraph-count="2" meta:word-count="217" meta:character-count="1452" meta:row-count="10" meta:non-whitespace-character-count="1237"/>
  </office:meta>
</office:document-meta>
</file>